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e7e4"/>
    </style:style>
    <style:style style:name="P2" style:family="paragraph" style:parent-style-name="Standard">
      <style:text-properties officeooo:paragraph-rsid="000fe29c"/>
    </style:style>
    <style:style style:name="T1" style:family="text">
      <style:text-properties officeooo:rsid="000de7e4"/>
    </style:style>
    <style:style style:name="T2" style:family="text">
      <style:text-properties fo:font-style="italic" officeooo:rsid="000de7e4" style:font-style-asian="italic" style:font-style-complex="italic"/>
    </style:style>
    <style:style style:name="T3" style:family="text">
      <style:text-properties officeooo:rsid="000fe29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document that demonstrates LibreOffice image paste bug – instead of the actual image data, the document only contains a </text:span><text:span text:style-name="T2">link</text:span><text:span text:style-name="T1"> to the image at its original web location!</text:span></text:p>
      <text:p text:style-name="P1"><text:span text:style-name="T1"/></text:p>
      <text:p text:style-name="P2"><text:span text:style-name="T3">Created with LibreOffice Version 3.6.2.2 (Build ID: 360m1(Build:2)).</text:span></text:p>
      <text:p text:style-name="Standard"/>
      <text:p text:style-name="Standard"/>
      <text:p text:style-name="Standard"><draw:frame draw:style-name="fr1" draw:name="graphics1" text:anchor-type="as-char" svg:width="5.198in" svg:height="6.2398in" draw:z-index="0"><draw:image xlink:href="http://upload.wikimedia.org/wikipedia/commons/thumb/8/82/Luftschiff_Montgolfier.jpg/499px-Luftschiff_Montgolfier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7:25:19</meta:creation-date>
    <dc:date>2013-11-18T17:28:38</dc:date>
    <meta:editing-duration>PT38S</meta:editing-duration>
    <meta:editing-cycles>2</meta:editing-cycles>
    <meta:generator>LibreOffice/3.6$Linux_X86_64 LibreOffice_project/360m1$Build-2</meta:generator>
    <meta:document-statistic meta:table-count="0" meta:image-count="1" meta:object-count="0" meta:page-count="1" meta:paragraph-count="3" meta:word-count="37" meta:character-count="241" meta:non-whitespace-character-count="205"/>
  </office:meta>
</office:document-meta>
</file>